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line-height="150%" fo:margin-left="1.477in" fo:text-indent="0.4923in">
        <style:tab-stops/>
      </style:paragraph-properties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9534in" style:use-optimal-column-width="false"/>
    </style:style>
    <style:style style:name="TableColumn37" style:family="table-column">
      <style:table-column-properties style:column-width="1.7722in" style:use-optimal-column-width="false"/>
    </style:style>
    <style:style style:name="TableColumn38" style:family="table-column">
      <style:table-column-properties style:column-width="1.9673in" style:use-optimal-column-width="false"/>
    </style:style>
    <style:style style:name="Table35" style:family="table">
      <style:table-properties style:width="6.693in" style:rel-width="100%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color="#000000"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text-properties fo:font-size="14pt" style:font-size-asian="14pt" style:font-size-complex="14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60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</style:style>
    <style:style style:name="T62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4" style:parent-style-name="Standard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6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7" style:parent-style-name="Standard" style:family="paragraph">
      <style:paragraph-properties fo:text-align="justify" fo:line-height="150%" fo:text-indent="0.4923in"/>
    </style:style>
    <style:style style:name="T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" style:parent-style-name="Основнойшрифтабзаца" style:family="text">
      <style:text-properties fo:color="#000000"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71" style:parent-style-name="Standard" style:family="paragraph">
      <style:paragraph-properties fo:text-align="justify" fo:line-height="150%"/>
    </style:style>
    <style:style style:name="T72" style:parent-style-name="Основнойшрифтабзаца" style:family="text">
      <style:text-properties fo:color="#000000" fo:font-size="14pt" style:font-size-asian="14pt" style:font-size-complex="14pt"/>
    </style:style>
    <style:style style:name="T7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74" style:parent-style-name="Standard" style:family="paragraph">
      <style:paragraph-properties fo:text-align="justify" fo:line-height="150%"/>
    </style:style>
    <style:style style:name="T7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7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77" style:parent-style-name="Standard" style:family="paragraph">
      <style:paragraph-properties fo:text-align="justify" fo:line-height="150%"/>
    </style:style>
    <style:style style:name="T7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color="#000000" fo:font-size="14pt" style:font-size-asian="14pt" style:font-size-complex="14pt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  <style:style style:name="T8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color="#000000" fo:font-size="14pt" style:font-size-asian="14pt" style:font-size-complex="14pt"/>
    </style:style>
    <style:style style:name="T83" style:parent-style-name="Основнойшрифтабзаца" style:family="text">
      <style:text-properties fo:color="#000000" fo:font-size="14pt" style:font-size-asian="14pt" style:font-size-complex="14pt"/>
    </style:style>
    <style:style style:name="T8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color="#000000" fo:font-size="14pt" style:font-size-asian="14pt" style:font-size-complex="14pt"/>
    </style:style>
    <style:style style:name="T86" style:parent-style-name="Основнойшрифтабзаца" style:family="text">
      <style:text-properties fo:color="#000000" fo:font-size="14pt" style:font-size-asian="14pt" style:font-size-complex="14pt"/>
    </style:style>
    <style:style style:name="P87" style:parent-style-name="Standard" style:family="paragraph">
      <style:paragraph-properties fo:text-align="justify" fo:line-height="150%"/>
    </style:style>
    <style:style style:name="T88" style:parent-style-name="Основнойшрифтабзаца" style:family="text">
      <style:text-properties fo:color="#000000" fo:font-size="14pt" style:font-size-asian="14pt" style:font-size-complex="14pt"/>
    </style:style>
    <style:style style:name="T8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9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93" style:parent-style-name="Standard" style:family="paragraph">
      <style:paragraph-properties fo:text-align="justify" fo:line-height="150%"/>
    </style:style>
    <style:style style:name="T9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95" style:parent-style-name="Основнойшрифтабзаца" style:family="text">
      <style:text-properties fo:color="#000000" fo:font-size="14pt" style:font-size-asian="14pt" style:font-size-complex="14pt"/>
    </style:style>
    <style:style style:name="T96" style:parent-style-name="Основнойшрифтабзаца" style:family="text">
      <style:text-properties fo:color="#000000" fo:font-size="14pt" style:font-size-asian="14pt" style:font-size-complex="14pt"/>
    </style:style>
    <style:style style:name="T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color="#000000" fo:font-size="14pt" style:font-size-asian="14pt" style:font-size-complex="14pt"/>
    </style:style>
    <style:style style:name="T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color="#000000" fo:font-size="14pt" style:font-size-asian="14pt" style:font-size-complex="14pt"/>
    </style:style>
    <style:style style:name="T101" style:parent-style-name="Основнойшрифтабзаца" style:family="text">
      <style:text-properties fo:color="#000000" fo:font-size="14pt" style:font-size-asian="14pt" style:font-size-complex="14pt"/>
    </style:style>
    <style:style style:name="T1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color="#000000" fo:font-size="14pt" style:font-size-asian="14pt" style:font-size-complex="14pt"/>
    </style:style>
    <style:style style:name="T104" style:parent-style-name="Основнойшрифтабзаца" style:family="text">
      <style:text-properties fo:color="#000000" fo:font-size="14pt" style:font-size-asian="14pt" style:font-size-complex="14pt"/>
    </style:style>
    <style:style style:name="P105" style:parent-style-name="Standard" style:family="paragraph">
      <style:paragraph-properties fo:text-align="justify" fo:line-height="150%"/>
    </style:style>
    <style:style style:name="T106" style:parent-style-name="Основнойшрифтабзаца" style:family="text">
      <style:text-properties fo:color="#000000" fo:font-size="14pt" style:font-size-asian="14pt" style:font-size-complex="14pt"/>
    </style:style>
    <style:style style:name="T10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108" style:parent-style-name="Standard" style:family="paragraph">
      <style:paragraph-properties fo:text-align="justify" fo:line-height="150%"/>
    </style:style>
    <style:style style:name="T1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color="#000000" fo:font-size="14pt" style:font-size-asian="14pt" style:font-size-complex="14pt"/>
    </style:style>
    <style:style style:name="T1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color="#000000" fo:font-size="14pt" style:font-size-asian="14pt" style:font-size-complex="14pt"/>
    </style:style>
    <style:style style:name="P113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114" style:parent-style-name="Standard" style:family="paragraph">
      <style:paragraph-properties fo:text-align="justify" fo:line-height="150%"/>
    </style:style>
    <style:style style:name="T115" style:parent-style-name="Основнойшрифтабзаца" style:family="text">
      <style:text-properties fo:color="#000000" fo:font-size="14pt" style:font-size-asian="14pt" style:font-size-complex="14pt"/>
    </style:style>
    <style:style style:name="T11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17" style:parent-style-name="Standard" style:family="paragraph">
      <style:paragraph-properties fo:text-align="justify" fo:line-height="150%" fo:text-indent="0.4923in"/>
    </style:style>
    <style:style style:name="T118" style:parent-style-name="Названиекниги" style:family="text">
      <style:text-properties fo:font-weight="normal" style:font-weight-asian="normal" style:font-weight-complex="normal" fo:font-variant="normal" fo:font-size="14pt" style:font-size-asian="14pt" style:font-size-complex="14pt"/>
    </style:style>
    <style:style style:name="P119" style:parent-style-name="Times14_РИО2" style:family="paragraph">
      <style:paragraph-properties fo:text-align="center" fo:line-height="150%" fo:text-indent="0in"/>
      <style:text-properties fo:font-weight="bold" style:font-weight-asian="bold" fo:text-transform="uppercase" fo:letter-spacing="0.0034in"/>
    </style:style>
    <style:style style:name="P120" style:parent-style-name="Times14_РИО2" style:family="paragraph">
      <style:paragraph-properties fo:break-before="page" fo:text-align="center" fo:line-height="150%" fo:text-indent="0in"/>
    </style:style>
    <style:style style:name="P121" style:parent-style-name="Times14_РИО2" style:family="paragraph">
      <style:paragraph-properties fo:text-align="center" fo:line-height="150%" fo:text-indent="0in"/>
    </style:style>
    <style:style style:name="P122" style:parent-style-name="Times14_РИО2" style:family="paragraph">
      <style:paragraph-properties fo:text-align="center" fo:line-height="150%" fo:text-indent="0in"/>
    </style:style>
    <style:style style:name="P123" style:parent-style-name="Times14_РИО2" style:family="paragraph">
      <style:paragraph-properties fo:line-height="150%" fo:text-indent="0in"/>
    </style:style>
    <style:style style:name="T124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2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26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2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2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P12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3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4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5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6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7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8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19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0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12" style:parent-style-name="Standard" style:family="paragraph">
      <style:paragraph-properties fo:text-align="justify" fo:line-height="150%" fo:text-indent="0.4923in"/>
    </style:style>
    <style:style style:name="T213" style:parent-style-name="Основнойшрифтабзаца" style:family="text">
      <style:text-properties style:font-name="Courier New" style:font-name-complex="Courier New" fo:language="en" fo:country="US"/>
    </style:style>
    <style:style style:name="T214" style:parent-style-name="Основнойшрифтабзаца" style:family="text">
      <style:text-properties style:font-name="Courier New" style:font-name-complex="Courier New"/>
    </style:style>
    <style:style style:name="T215" style:parent-style-name="Основнойшрифтабзаца" style:family="text">
      <style:text-properties style:font-name="Courier New" style:font-name-complex="Courier New" fo:language="en" fo:country="US"/>
    </style:style>
    <style:style style:name="T216" style:parent-style-name="Основнойшрифтабзаца" style:family="text">
      <style:text-properties style:font-name="Courier New" style:font-name-complex="Courier New"/>
    </style:style>
    <style:style style:name="P217" style:parent-style-name="Standard" style:family="paragraph">
      <style:paragraph-properties fo:text-align="justify" fo:line-height="150%" fo:text-indent="0.4923in"/>
    </style:style>
    <style:style style:name="T218" style:parent-style-name="Основнойшрифтабзаца" style:family="text">
      <style:text-properties style:font-name="Courier New" style:font-name-complex="Courier New"/>
    </style:style>
    <style:style style:name="T219" style:parent-style-name="Основнойшрифтабзаца" style:family="text">
      <style:text-properties style:font-name="Courier New" style:font-name-complex="Courier New" fo:language="en" fo:country="US"/>
    </style:style>
    <style:style style:name="T220" style:parent-style-name="Основнойшрифтабзаца" style:family="text">
      <style:text-properties style:font-name="Courier New" style:font-name-complex="Courier New"/>
    </style:style>
    <style:style style:name="P221" style:parent-style-name="Standard" style:family="paragraph">
      <style:paragraph-properties fo:text-align="justify" fo:line-height="150%" fo:text-indent="0.4923in"/>
    </style:style>
    <style:style style:name="T222" style:parent-style-name="Основнойшрифтабзаца" style:family="text">
      <style:text-properties style:font-name="Courier New" style:font-name-complex="Courier New"/>
    </style:style>
    <style:style style:name="T223" style:parent-style-name="Основнойшрифтабзаца" style:family="text">
      <style:text-properties style:font-name="Courier New" style:font-name-complex="Courier New" fo:language="en" fo:country="US"/>
    </style:style>
    <style:style style:name="P22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2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30" style:parent-style-name="Standard" style:family="paragraph">
      <style:paragraph-properties fo:text-align="justify" fo:line-height="150%" fo:text-indent="0.4923in"/>
    </style:style>
    <style:style style:name="T231" style:parent-style-name="Основнойшрифтабзаца" style:family="text">
      <style:text-properties style:font-name="Courier New" style:font-name-complex="Courier New" fo:language="en" fo:country="US"/>
    </style:style>
    <style:style style:name="T232" style:parent-style-name="Основнойшрифтабзаца" style:family="text">
      <style:text-properties style:font-name="Courier New" style:font-name-complex="Courier New"/>
    </style:style>
    <style:style style:name="T233" style:parent-style-name="Основнойшрифтабзаца" style:family="text">
      <style:text-properties style:font-name="Courier New" style:font-name-complex="Courier New" fo:language="en" fo:country="US"/>
    </style:style>
    <style:style style:name="T234" style:parent-style-name="Основнойшрифтабзаца" style:family="text">
      <style:text-properties style:font-name="Courier New" style:font-name-complex="Courier New"/>
    </style:style>
    <style:style style:name="P235" style:parent-style-name="Standard" style:family="paragraph">
      <style:paragraph-properties fo:text-align="justify" fo:line-height="150%" fo:text-indent="0.4923in"/>
    </style:style>
    <style:style style:name="T236" style:parent-style-name="Основнойшрифтабзаца" style:family="text">
      <style:text-properties style:font-name="Courier New" style:font-name-complex="Courier New"/>
    </style:style>
    <style:style style:name="T237" style:parent-style-name="Основнойшрифтабзаца" style:family="text">
      <style:text-properties style:font-name="Courier New" style:font-name-complex="Courier New" fo:language="en" fo:country="US"/>
    </style:style>
    <style:style style:name="T238" style:parent-style-name="Основнойшрифтабзаца" style:family="text">
      <style:text-properties style:font-name="Courier New" style:font-name-complex="Courier New"/>
    </style:style>
    <style:style style:name="P239" style:parent-style-name="Standard" style:family="paragraph">
      <style:paragraph-properties fo:text-align="justify" fo:line-height="150%" fo:text-indent="0.4923in"/>
    </style:style>
    <style:style style:name="T240" style:parent-style-name="Основнойшрифтабзаца" style:family="text">
      <style:text-properties style:font-name="Courier New" style:font-name-complex="Courier New"/>
    </style:style>
    <style:style style:name="T241" style:parent-style-name="Основнойшрифтабзаца" style:family="text">
      <style:text-properties style:font-name="Courier New" style:font-name-complex="Courier New" fo:language="en" fo:country="US"/>
    </style:style>
    <style:style style:name="P24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43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4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4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4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4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48" style:parent-style-name="Standard" style:family="paragraph">
      <style:paragraph-properties fo:text-align="justify" fo:line-height="150%" fo:text-indent="0.4923in"/>
    </style:style>
    <style:style style:name="T249" style:parent-style-name="Основнойшрифтабзаца" style:family="text">
      <style:text-properties style:font-name="Courier New" style:font-name-complex="Courier New" fo:language="en" fo:country="US"/>
    </style:style>
    <style:style style:name="T250" style:parent-style-name="Основнойшрифтабзаца" style:family="text">
      <style:text-properties style:font-name="Courier New" style:font-name-complex="Courier New"/>
    </style:style>
    <style:style style:name="T251" style:parent-style-name="Основнойшрифтабзаца" style:family="text">
      <style:text-properties style:font-name="Courier New" style:font-name-complex="Courier New" fo:language="en" fo:country="US"/>
    </style:style>
    <style:style style:name="T252" style:parent-style-name="Основнойшрифтабзаца" style:family="text">
      <style:text-properties style:font-name="Courier New" style:font-name-complex="Courier New"/>
    </style:style>
    <style:style style:name="T253" style:parent-style-name="Основнойшрифтабзаца" style:family="text">
      <style:text-properties style:font-name="Courier New" style:font-name-complex="Courier New" fo:language="en" fo:country="US"/>
    </style:style>
    <style:style style:name="T254" style:parent-style-name="Основнойшрифтабзаца" style:family="text">
      <style:text-properties style:font-name="Courier New" style:font-name-complex="Courier New"/>
    </style:style>
    <style:style style:name="P255" style:parent-style-name="Standard" style:family="paragraph">
      <style:paragraph-properties fo:text-align="justify" fo:line-height="150%" fo:text-indent="0.4923in"/>
    </style:style>
    <style:style style:name="T256" style:parent-style-name="Основнойшрифтабзаца" style:family="text">
      <style:text-properties style:font-name="Courier New" style:font-name-complex="Courier New"/>
    </style:style>
    <style:style style:name="T257" style:parent-style-name="Основнойшрифтабзаца" style:family="text">
      <style:text-properties style:font-name="Courier New" style:font-name-complex="Courier New" fo:language="en" fo:country="US"/>
    </style:style>
    <style:style style:name="T258" style:parent-style-name="Основнойшрифтабзаца" style:family="text">
      <style:text-properties style:font-name="Courier New" style:font-name-complex="Courier New"/>
    </style:style>
    <style:style style:name="T259" style:parent-style-name="Основнойшрифтабзаца" style:family="text">
      <style:text-properties style:font-name="Courier New" style:font-name-complex="Courier New" fo:language="en" fo:country="US"/>
    </style:style>
    <style:style style:name="T260" style:parent-style-name="Основнойшрифтабзаца" style:family="text">
      <style:text-properties style:font-name="Courier New" style:font-name-complex="Courier New"/>
    </style:style>
    <style:style style:name="P261" style:parent-style-name="Standard" style:family="paragraph">
      <style:paragraph-properties fo:text-align="justify" fo:line-height="150%" fo:text-indent="0.4923in"/>
    </style:style>
    <style:style style:name="T262" style:parent-style-name="Основнойшрифтабзаца" style:family="text">
      <style:text-properties style:font-name="Courier New" style:font-name-complex="Courier New"/>
    </style:style>
    <style:style style:name="T263" style:parent-style-name="Основнойшрифтабзаца" style:family="text">
      <style:text-properties style:font-name="Courier New" style:font-name-complex="Courier New" fo:language="en" fo:country="US"/>
    </style:style>
    <style:style style:name="P264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65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66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67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68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69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70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71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72" style:parent-style-name="Standard" style:family="paragraph">
      <style:paragraph-properties fo:text-align="justify" fo:line-height="150%" fo:text-indent="0.4923in"/>
      <style:text-properties style:font-name="Courier New" style:font-name-complex="Courier New" fo:language="en" fo:country="US"/>
    </style:style>
    <style:style style:name="P273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7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7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7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7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79" style:parent-style-name="Standard" style:family="paragraph">
      <style:paragraph-properties fo:text-align="justify" fo:line-height="150%"/>
    </style:style>
    <style:style style:name="T280" style:parent-style-name="Основнойшрифтабзаца" style:family="text">
      <style:text-properties style:font-name="Courier New" style:font-name-complex="Courier New" fo:language="en" fo:country="US"/>
    </style:style>
    <style:style style:name="T281" style:parent-style-name="Основнойшрифтабзаца" style:family="text">
      <style:text-properties style:font-name="Courier New" style:font-name-complex="Courier New"/>
    </style:style>
    <style:style style:name="T282" style:parent-style-name="Основнойшрифтабзаца" style:family="text">
      <style:text-properties style:font-name="Courier New" style:font-name-complex="Courier New" fo:language="en" fo:country="US"/>
    </style:style>
    <style:style style:name="P283" style:parent-style-name="Standard" style:family="paragraph">
      <style:paragraph-properties fo:text-align="justify" fo:line-height="150%"/>
    </style:style>
    <style:style style:name="T284" style:parent-style-name="Основнойшрифтабзаца" style:family="text">
      <style:text-properties style:font-name="Courier New" style:font-name-complex="Courier New"/>
    </style:style>
    <style:style style:name="T285" style:parent-style-name="Основнойшрифтабзаца" style:family="text">
      <style:text-properties style:font-name="Courier New" style:font-name-complex="Courier New" fo:language="en" fo:country="US"/>
    </style:style>
    <style:style style:name="T286" style:parent-style-name="Основнойшрифтабзаца" style:family="text">
      <style:text-properties style:font-name="Courier New" style:font-name-complex="Courier New"/>
    </style:style>
    <style:style style:name="T287" style:parent-style-name="Основнойшрифтабзаца" style:family="text">
      <style:text-properties style:font-name="Courier New" style:font-name-complex="Courier New" fo:language="en" fo:country="US"/>
    </style:style>
    <style:style style:name="T288" style:parent-style-name="Основнойшрифтабзаца" style:family="text">
      <style:text-properties style:font-name="Courier New" style:font-name-complex="Courier New"/>
    </style:style>
    <style:style style:name="P289" style:parent-style-name="Standard" style:family="paragraph">
      <style:paragraph-properties fo:text-align="justify" fo:line-height="150%"/>
    </style:style>
    <style:style style:name="T290" style:parent-style-name="Основнойшрифтабзаца" style:family="text">
      <style:text-properties style:font-name="Courier New" style:font-name-complex="Courier New"/>
    </style:style>
    <style:style style:name="T291" style:parent-style-name="Основнойшрифтабзаца" style:family="text">
      <style:text-properties style:font-name="Courier New" style:font-name-complex="Courier New" fo:language="en" fo:country="US"/>
    </style:style>
    <style:style style:name="P29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9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9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9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9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9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9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29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0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1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1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1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1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14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1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1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1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1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1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20" style:parent-style-name="Standard" style:family="paragraph">
      <style:paragraph-properties fo:text-align="justify" fo:line-height="150%"/>
    </style:style>
    <style:style style:name="T321" style:parent-style-name="Основнойшрифтабзаца" style:family="text">
      <style:text-properties style:font-name="Courier New" style:font-name-complex="Courier New" fo:language="en" fo:country="US"/>
    </style:style>
    <style:style style:name="T322" style:parent-style-name="Основнойшрифтабзаца" style:family="text">
      <style:text-properties style:font-name="Courier New" style:font-name-complex="Courier New"/>
    </style:style>
    <style:style style:name="T323" style:parent-style-name="Основнойшрифтабзаца" style:family="text">
      <style:text-properties style:font-name="Courier New" style:font-name-complex="Courier New" fo:language="en" fo:country="US"/>
    </style:style>
    <style:style style:name="P324" style:parent-style-name="Standard" style:family="paragraph">
      <style:paragraph-properties fo:text-align="justify" fo:line-height="150%"/>
    </style:style>
    <style:style style:name="T325" style:parent-style-name="Основнойшрифтабзаца" style:family="text">
      <style:text-properties style:font-name="Courier New" style:font-name-complex="Courier New"/>
    </style:style>
    <style:style style:name="T326" style:parent-style-name="Основнойшрифтабзаца" style:family="text">
      <style:text-properties style:font-name="Courier New" style:font-name-complex="Courier New" fo:language="en" fo:country="US"/>
    </style:style>
    <style:style style:name="T327" style:parent-style-name="Основнойшрифтабзаца" style:family="text">
      <style:text-properties style:font-name="Courier New" style:font-name-complex="Courier New"/>
    </style:style>
    <style:style style:name="T328" style:parent-style-name="Основнойшрифтабзаца" style:family="text">
      <style:text-properties style:font-name="Courier New" style:font-name-complex="Courier New" fo:language="en" fo:country="US"/>
    </style:style>
    <style:style style:name="T329" style:parent-style-name="Основнойшрифтабзаца" style:family="text">
      <style:text-properties style:font-name="Courier New" style:font-name-complex="Courier New"/>
    </style:style>
    <style:style style:name="P330" style:parent-style-name="Standard" style:family="paragraph">
      <style:paragraph-properties fo:text-align="justify" fo:line-height="150%"/>
    </style:style>
    <style:style style:name="T331" style:parent-style-name="Основнойшрифтабзаца" style:family="text">
      <style:text-properties style:font-name="Courier New" style:font-name-complex="Courier New"/>
    </style:style>
    <style:style style:name="T332" style:parent-style-name="Основнойшрифтабзаца" style:family="text">
      <style:text-properties style:font-name="Courier New" style:font-name-complex="Courier New" fo:language="en" fo:country="US"/>
    </style:style>
    <style:style style:name="T333" style:parent-style-name="Основнойшрифтабзаца" style:family="text">
      <style:text-properties style:font-name="Courier New" style:font-name-complex="Courier New"/>
    </style:style>
    <style:style style:name="T334" style:parent-style-name="Основнойшрифтабзаца" style:family="text">
      <style:text-properties style:font-name="Courier New" style:font-name-complex="Courier New" fo:language="en" fo:country="US"/>
    </style:style>
    <style:style style:name="P335" style:parent-style-name="Standard" style:family="paragraph">
      <style:paragraph-properties fo:text-align="justify" fo:line-height="150%"/>
      <style:text-properties style:font-name="Courier New" style:font-name-complex="Courier New"/>
    </style:style>
    <style:style style:name="P336" style:parent-style-name="Standard" style:family="paragraph">
      <style:paragraph-properties fo:text-align="justify" fo:line-height="150%"/>
      <style:text-properties style:font-name="Courier New" style:font-name-complex="Courier New"/>
    </style:style>
    <style:style style:name="P337" style:parent-style-name="Standard" style:family="paragraph">
      <style:paragraph-properties fo:text-align="justify" fo:line-height="150%"/>
    </style:style>
    <style:style style:name="T338" style:parent-style-name="Основнойшрифтабзаца" style:family="text">
      <style:text-properties style:font-name="Courier New" style:font-name-complex="Courier New"/>
    </style:style>
    <style:style style:name="T339" style:parent-style-name="Основнойшрифтабзаца" style:family="text">
      <style:text-properties style:font-name="Courier New" style:font-name-complex="Courier New" fo:language="en" fo:country="US"/>
    </style:style>
    <style:style style:name="T340" style:parent-style-name="Основнойшрифтабзаца" style:family="text">
      <style:text-properties style:font-name="Courier New" style:font-name-complex="Courier New"/>
    </style:style>
    <style:style style:name="T341" style:parent-style-name="Основнойшрифтабзаца" style:family="text">
      <style:text-properties style:font-name="Courier New" style:font-name-complex="Courier New" fo:language="en" fo:country="US"/>
    </style:style>
    <style:style style:name="T342" style:parent-style-name="Основнойшрифтабзаца" style:family="text">
      <style:text-properties style:font-name="Courier New" style:font-name-complex="Courier New"/>
    </style:style>
    <style:style style:name="T343" style:parent-style-name="Основнойшрифтабзаца" style:family="text">
      <style:text-properties style:font-name="Courier New" style:font-name-complex="Courier New" fo:language="en" fo:country="US"/>
    </style:style>
    <style:style style:name="T344" style:parent-style-name="Основнойшрифтабзаца" style:family="text">
      <style:text-properties style:font-name="Courier New" style:font-name-complex="Courier New"/>
    </style:style>
    <style:style style:name="P345" style:parent-style-name="Standard" style:family="paragraph">
      <style:paragraph-properties fo:text-align="justify" fo:line-height="150%"/>
    </style:style>
    <style:style style:name="T346" style:parent-style-name="Основнойшрифтабзаца" style:family="text">
      <style:text-properties style:font-name="Courier New" style:font-name-complex="Courier New"/>
    </style:style>
    <style:style style:name="T347" style:parent-style-name="Основнойшрифтабзаца" style:family="text">
      <style:text-properties style:font-name="Courier New" style:font-name-complex="Courier New" fo:language="en" fo:country="US"/>
    </style:style>
    <style:style style:name="T348" style:parent-style-name="Основнойшрифтабзаца" style:family="text">
      <style:text-properties style:font-name="Courier New" style:font-name-complex="Courier New"/>
    </style:style>
    <style:style style:name="T349" style:parent-style-name="Основнойшрифтабзаца" style:family="text">
      <style:text-properties style:font-name="Courier New" style:font-name-complex="Courier New" fo:language="en" fo:country="US"/>
    </style:style>
    <style:style style:name="T350" style:parent-style-name="Основнойшрифтабзаца" style:family="text">
      <style:text-properties style:font-name="Courier New" style:font-name-complex="Courier New"/>
    </style:style>
    <style:style style:name="P351" style:parent-style-name="Standard" style:family="paragraph">
      <style:paragraph-properties fo:text-align="justify" fo:line-height="150%"/>
    </style:style>
    <style:style style:name="T352" style:parent-style-name="Основнойшрифтабзаца" style:family="text">
      <style:text-properties style:font-name="Courier New" style:font-name-complex="Courier New"/>
    </style:style>
    <style:style style:name="T353" style:parent-style-name="Основнойшрифтабзаца" style:family="text">
      <style:text-properties style:font-name="Courier New" style:font-name-complex="Courier New" fo:language="en" fo:country="US"/>
    </style:style>
    <style:style style:name="T354" style:parent-style-name="Основнойшрифтабзаца" style:family="text">
      <style:text-properties style:font-name="Courier New" style:font-name-complex="Courier New"/>
    </style:style>
    <style:style style:name="T355" style:parent-style-name="Основнойшрифтабзаца" style:family="text">
      <style:text-properties style:font-name="Courier New" style:font-name-complex="Courier New" fo:language="en" fo:country="US"/>
    </style:style>
    <style:style style:name="T356" style:parent-style-name="Основнойшрифтабзаца" style:family="text">
      <style:text-properties style:font-name="Courier New" style:font-name-complex="Courier New"/>
    </style:style>
    <style:style style:name="T357" style:parent-style-name="Основнойшрифтабзаца" style:family="text">
      <style:text-properties style:font-name="Courier New" style:font-name-complex="Courier New" fo:language="en" fo:country="US"/>
    </style:style>
    <style:style style:name="T358" style:parent-style-name="Основнойшрифтабзаца" style:family="text">
      <style:text-properties style:font-name="Courier New" style:font-name-complex="Courier New"/>
    </style:style>
    <style:style style:name="P359" style:parent-style-name="Standard" style:family="paragraph">
      <style:paragraph-properties fo:text-align="justify" fo:line-height="150%"/>
    </style:style>
    <style:style style:name="T360" style:parent-style-name="Основнойшрифтабзаца" style:family="text">
      <style:text-properties style:font-name="Courier New" style:font-name-complex="Courier New"/>
    </style:style>
    <style:style style:name="T361" style:parent-style-name="Основнойшрифтабзаца" style:family="text">
      <style:text-properties style:font-name="Courier New" style:font-name-complex="Courier New" fo:language="en" fo:country="US"/>
    </style:style>
    <style:style style:name="T362" style:parent-style-name="Основнойшрифтабзаца" style:family="text">
      <style:text-properties style:font-name="Courier New" style:font-name-complex="Courier New"/>
    </style:style>
    <style:style style:name="T363" style:parent-style-name="Основнойшрифтабзаца" style:family="text">
      <style:text-properties style:font-name="Courier New" style:font-name-complex="Courier New" fo:language="en" fo:country="US"/>
    </style:style>
    <style:style style:name="T364" style:parent-style-name="Основнойшрифтабзаца" style:family="text">
      <style:text-properties style:font-name="Courier New" style:font-name-complex="Courier New"/>
    </style:style>
    <style:style style:name="T365" style:parent-style-name="Основнойшрифтабзаца" style:family="text">
      <style:text-properties style:font-name="Courier New" style:font-name-complex="Courier New" fo:language="en" fo:country="US"/>
    </style:style>
    <style:style style:name="T366" style:parent-style-name="Основнойшрифтабзаца" style:family="text">
      <style:text-properties style:font-name="Courier New" style:font-name-complex="Courier New"/>
    </style:style>
    <style:style style:name="P36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6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6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7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71" style:parent-style-name="Standard" style:family="paragraph">
      <style:paragraph-properties fo:text-align="justify" fo:line-height="150%"/>
    </style:style>
    <style:style style:name="T372" style:parent-style-name="Основнойшрифтабзаца" style:family="text">
      <style:text-properties style:font-name="Courier New" style:font-name-complex="Courier New" fo:language="en" fo:country="US"/>
    </style:style>
    <style:style style:name="T373" style:parent-style-name="Основнойшрифтабзаца" style:family="text">
      <style:text-properties style:font-name="Courier New" style:font-name-complex="Courier New"/>
    </style:style>
    <style:style style:name="T374" style:parent-style-name="Основнойшрифтабзаца" style:family="text">
      <style:text-properties style:font-name="Courier New" style:font-name-complex="Courier New" fo:language="en" fo:country="US"/>
    </style:style>
    <style:style style:name="T375" style:parent-style-name="Основнойшрифтабзаца" style:family="text">
      <style:text-properties style:font-name="Courier New" style:font-name-complex="Courier New"/>
    </style:style>
    <style:style style:name="P376" style:parent-style-name="Standard" style:family="paragraph">
      <style:paragraph-properties fo:text-align="justify" fo:line-height="150%"/>
    </style:style>
    <style:style style:name="T377" style:parent-style-name="Основнойшрифтабзаца" style:family="text">
      <style:text-properties style:font-name="Courier New" style:font-name-complex="Courier New"/>
    </style:style>
    <style:style style:name="T378" style:parent-style-name="Основнойшрифтабзаца" style:family="text">
      <style:text-properties style:font-name="Courier New" style:font-name-complex="Courier New" fo:language="en" fo:country="US"/>
    </style:style>
    <style:style style:name="T379" style:parent-style-name="Основнойшрифтабзаца" style:family="text">
      <style:text-properties style:font-name="Courier New" style:font-name-complex="Courier New"/>
    </style:style>
    <style:style style:name="T380" style:parent-style-name="Основнойшрифтабзаца" style:family="text">
      <style:text-properties style:font-name="Courier New" style:font-name-complex="Courier New" fo:language="en" fo:country="US"/>
    </style:style>
    <style:style style:name="T381" style:parent-style-name="Основнойшрифтабзаца" style:family="text">
      <style:text-properties style:font-name="Courier New" style:font-name-complex="Courier New"/>
    </style:style>
    <style:style style:name="T382" style:parent-style-name="Основнойшрифтабзаца" style:family="text">
      <style:text-properties style:font-name="Courier New" style:font-name-complex="Courier New" fo:language="en" fo:country="US"/>
    </style:style>
    <style:style style:name="P383" style:parent-style-name="Standard" style:family="paragraph">
      <style:paragraph-properties fo:text-align="justify" fo:line-height="150%"/>
      <style:text-properties style:font-name="Courier New" style:font-name-complex="Courier New"/>
    </style:style>
    <style:style style:name="P384" style:parent-style-name="Standard" style:family="paragraph">
      <style:paragraph-properties fo:text-align="justify" fo:line-height="150%"/>
      <style:text-properties style:font-name="Courier New" style:font-name-complex="Courier New"/>
    </style:style>
    <style:style style:name="P385" style:parent-style-name="Standard" style:family="paragraph">
      <style:paragraph-properties fo:text-align="justify" fo:line-height="150%"/>
    </style:style>
    <style:style style:name="T386" style:parent-style-name="Основнойшрифтабзаца" style:family="text">
      <style:text-properties style:font-name="Courier New" style:font-name-complex="Courier New"/>
    </style:style>
    <style:style style:name="T387" style:parent-style-name="Основнойшрифтабзаца" style:family="text">
      <style:text-properties style:font-name="Courier New" style:font-name-complex="Courier New" fo:language="en" fo:country="US"/>
    </style:style>
    <style:style style:name="T388" style:parent-style-name="Основнойшрифтабзаца" style:family="text">
      <style:text-properties style:font-name="Courier New" style:font-name-complex="Courier New"/>
    </style:style>
    <style:style style:name="T389" style:parent-style-name="Основнойшрифтабзаца" style:family="text">
      <style:text-properties style:font-name="Courier New" style:font-name-complex="Courier New" fo:language="en" fo:country="US"/>
    </style:style>
    <style:style style:name="T390" style:parent-style-name="Основнойшрифтабзаца" style:family="text">
      <style:text-properties style:font-name="Courier New" style:font-name-complex="Courier New"/>
    </style:style>
    <style:style style:name="T391" style:parent-style-name="Основнойшрифтабзаца" style:family="text">
      <style:text-properties style:font-name="Courier New" style:font-name-complex="Courier New" fo:language="en" fo:country="US"/>
    </style:style>
    <style:style style:name="T392" style:parent-style-name="Основнойшрифтабзаца" style:family="text">
      <style:text-properties style:font-name="Courier New" style:font-name-complex="Courier New"/>
    </style:style>
    <style:style style:name="P393" style:parent-style-name="Standard" style:family="paragraph">
      <style:paragraph-properties fo:text-align="justify" fo:line-height="150%"/>
    </style:style>
    <style:style style:name="T394" style:parent-style-name="Основнойшрифтабзаца" style:family="text">
      <style:text-properties style:font-name="Courier New" style:font-name-complex="Courier New"/>
    </style:style>
    <style:style style:name="T395" style:parent-style-name="Основнойшрифтабзаца" style:family="text">
      <style:text-properties style:font-name="Courier New" style:font-name-complex="Courier New" fo:language="en" fo:country="US"/>
    </style:style>
    <style:style style:name="P39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9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9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39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0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1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2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2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3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4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5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6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7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8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39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0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1" style:parent-style-name="Standard" style:family="paragraph">
      <style:paragraph-properties fo:text-align="justify" fo:line-height="150%"/>
      <style:text-properties style:font-name="Courier New" style:font-name-complex="Courier New" fo:language="en" fo:country="US"/>
    </style:style>
    <style:style style:name="P442" style:parent-style-name="Standard" style:family="paragraph">
      <style:paragraph-properties fo:text-align="justify" fo:line-height="150%"/>
    </style:style>
    <style:style style:name="T443" style:parent-style-name="Основнойшрифтабзаца" style:family="text">
      <style:text-properties style:font-name="Courier New" style:font-name-complex="Courier New" fo:language="en" fo:country="US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</text:span><text:span text:style-name="T22">6</text:span></text:p>
      <text:p text:style-name="P23"><text:span text:style-name="T24">по дисциплине<text:s/></text:span><text:span text:style-name="T25">«Организация ЭВМ и систем»</text:span></text:p>
      <text:p text:style-name="P26"><text:span text:style-name="T27">Тема:<text:s/></text:span><text:span text:style-name="T28">Организация связи Ассемблера с ЯВУ на примере программы построения частотного распределение попаданий псевдослучайных целых чисел в заданные интервалы.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<text:s/></text:span><text:span text:style-name="T42">9383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Камзолов Н.А.</text:span></text:p>
          </table:table-cell>
        </table:table-row>
        <table:table-row table:style-name="TableRow48">
          <table:table-cell table:style-name="TableCell49">
            <text:p text:style-name="P50">Преподаватель</text:p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Ефремов М.А.</text:span></text:p>
          </table:table-cell>
        </table:table-row>
      </table:table>
      <text:p text:style-name="P56"/>
      <text:p text:style-name="P57"/>
      <text:p text:style-name="P58">Санкт-Петербург</text:p>
      <text:p text:style-name="P59">2020</text:p>
      <text:soft-page-break/>
      <text:p text:style-name="P60">Цель работы.</text:p>
      <text:p text:style-name="P61"><text:span text:style-name="T62">Научиться организовывать связь Ассемблера и ЯВУ. Написать программу построения частотного распределения попаданий псевдослучайных целых чисел <text:s/>в заданные интервалы.<text:s/></text:span></text:p>
      <text:p text:style-name="P63">Текст<text:s/>задания(Вариант<text:s/>2).</text:p>
      <text:p text:style-name="P64"><text:tab/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<text:s/></text:p>
      <text:p text:style-name="P65">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<text:s/></text:p>
      <text:p text:style-name="P66">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<text:s/></text:p>
      <text:p text:style-name="P67"><text:span text:style-name="T68">П</text:span><text:span text:style-name="T69">одпрограмма формирования распределения количества попаданий псевдослучайных целых чисел в заданные интервалы реализуется в виде двух ассемблерных модулей, первый из которых формирует распределение исходных чисел по интервалам единичной длины и возвращает его в вызывающую программу на ЯВУ как промежуточный результат. Это распределение должно выводиться в текстовом виде для контроля. Затем вызывается второй ассемблерный модуль, который по этому промежуточному распределению формирует окончательное распределение псевдослучайных целых чисел по интервалам произвольной длины (с заданными границами). Это распределение возвращается в головную программу и выдается как основной результат в виде текстового файла и, возможно, графика.</text:span></text:p>
      <text:p text:style-name="P70"/>
      <text:soft-page-break/>
      <text:p text:style-name="P71"><text:span text:style-name="T72"><text:tab/></text:span><text:span text:style-name="T73">Ход работы.</text:span></text:p>
      <text:p text:style-name="P74"><text:span text:style-name="T75"><text:tab/></text:span><text:span text:style-name="T76">Main.cpp:</text:span></text:p>
      <text:p text:style-name="P77"><text:span text:style-name="T78"><text:tab/></text:span><text:span text:style-name="T79">В этом файле происходит считывание исходных данных, вызов функций, обрабатывающих исходные данные, а также вывод обработанных данных. Также<text:s/></text:span><text:span text:style-name="T80"><text:s/></text:span><text:span text:style-name="T81">c</text:span><text:span text:style-name="T82"><text:s/></text:span><text:span text:style-name="T83">помощью спецификатора<text:s/></text:span><text:span text:style-name="T84">extern</text:span><text:span text:style-name="T85"><text:s/></text:span><text:span text:style-name="T86">организована связь ассемблерных модулей и С++ кода.<text:s/></text:span></text:p>
      <text:p text:style-name="P87"><text:span text:style-name="T88"><text:tab/></text:span><text:span text:style-name="T89">Module</text:span><text:span text:style-name="T90">1.</text:span><text:span text:style-name="T91">asm</text:span><text:span text:style-name="T92">:</text:span></text:p>
      <text:p text:style-name="P93"><text:span text:style-name="T94"><text:tab/></text:span><text:span text:style-name="T95">В этом файле с помощью одного цикла мы записываем<text:s/></text:span><text:span text:style-name="T96">распределение чисел по единичным отрезкам, записывая в<text:s/></text:span><text:span text:style-name="T97">xMin</text:span><text:span text:style-name="T98">+<text:s/></text:span><text:span text:style-name="T99">i</text:span><text:span text:style-name="T100"><text:s/></text:span><text:span text:style-name="T101">индекс кол-во повторений<text:s/></text:span><text:span text:style-name="T102">i</text:span><text:span text:style-name="T103">-</text:span><text:span text:style-name="T104">го числа.</text:span></text:p>
      <text:p text:style-name="P105"><text:span text:style-name="T106"><text:tab/></text:span><text:span text:style-name="T107">Module2.asm:</text:span></text:p>
      <text:p text:style-name="P108"><text:span text:style-name="T109"><text:tab/></text:span><text:span text:style-name="T110">В этом файле формируется исходное распределение чисел по интервалам. Сначала мы увеличиваем каждую границу на<text:s/></text:span><text:span text:style-name="T111">xMax</text:span><text:span text:style-name="T112">, получая массив индексов, по которым лежат левые границы в массиве, полученном на первом этапе. Затем записываем в уже исходный массив распределение.</text:span></text:p>
      <text:p text:style-name="P113"/>
      <text:p text:style-name="P114"><text:span text:style-name="T115"><text:tab/></text:span><text:span text:style-name="T116">Выводы.</text:span></text:p>
      <text:p text:style-name="P117"><text:span text:style-name="T118">Получены знания об организации связи Ассемблера и ЯВУ. Написана программа построения частотного распределения попаданий псевдослучайных целых чисел <text:s/>в заданные интервалы.<text:s/></text:span></text:p>
      <text:p text:style-name="P119"/>
      <text:soft-page-break/>
      <text:p text:style-name="P120"><text:span text:style-name="Названиекниги">ПРИЛОЖЕНИЕ А</text:span></text:p>
      <text:p text:style-name="P121"><text:span text:style-name="Названиекниги">КОД ПРОГРАММЫ</text:span></text:p>
      <text:p text:style-name="P122"/>
      <text:p text:style-name="P123"><text:span text:style-name="T124">Название</text:span><text:span text:style-name="T125"><text:s/></text:span><text:span text:style-name="T126">файла</text:span><text:span text:style-name="T127">:<text:s/></text:span><text:span text:style-name="T128">main.cpp</text:span></text:p>
      <text:p text:style-name="P129">#include &lt;iostream&gt;</text:p>
      <text:p text:style-name="P130">#include &lt;random&gt;</text:p>
      <text:p text:style-name="P131">#include &lt;time.h&gt;</text:p>
      <text:p text:style-name="P132">#include &lt;fstream&gt;</text:p>
      <text:p text:style-name="P133"/>
      <text:p text:style-name="P134">extern "C"</text:p>
      <text:p text:style-name="P135">{</text:p>
      <text:p text:style-name="P136"><text:tab/>void MODULE1(int* resArray, int* arr, int size, int xMin);</text:p>
      <text:p text:style-name="P137"><text:tab/>void MODULE2(int* resArray, int resSize, int* leftBoarders, int intervalsCount, int xMin, int xMax, int* finalArray);</text:p>
      <text:p text:style-name="P138">}</text:p>
      <text:p text:style-name="P139">int RandomRandom(int min, int max)</text:p>
      <text:p text:style-name="P140">{</text:p>
      <text:p text:style-name="P141"><text:tab/></text:p>
      <text:p text:style-name="P142"><text:tab/>return min + rand() % (max - min + 1);</text:p>
      <text:p text:style-name="P143">}</text:p>
      <text:p text:style-name="P144"/>
      <text:p text:style-name="P145"/>
      <text:p text:style-name="P146">int main()</text:p>
      <text:p text:style-name="P147">{</text:p>
      <text:p text:style-name="P148"><text:tab/>setlocale(0, "");</text:p>
      <text:p text:style-name="P149"><text:tab/>srand(time(NULL));</text:p>
      <text:p text:style-name="P150"><text:tab/>int arraySize;</text:p>
      <text:p text:style-name="P151"><text:tab/>std::cout &lt;&lt; "Input array size: ";</text:p>
      <text:p text:style-name="P152"><text:tab/>std::cin &gt;&gt; arraySize;</text:p>
      <text:p text:style-name="P153"><text:tab/>if (arraySize &gt; 16 * 1024)</text:p>
      <text:p text:style-name="P154"><text:tab/>{</text:p>
      <text:p text:style-name="P155"><text:tab/><text:tab/>std::cout &lt;&lt; "Array size should be &lt; 18*1024\n";</text:p>
      <text:p text:style-name="P156"><text:tab/><text:tab/>return 0;</text:p>
      <text:p text:style-name="P157"><text:tab/>}</text:p>
      <text:p text:style-name="P158"/>
      <text:soft-page-break/>
      <text:p text:style-name="P159"><text:tab/></text:p>
      <text:p text:style-name="P160"/>
      <text:p text:style-name="P161"><text:tab/>int xMin, xMax;</text:p>
      <text:p text:style-name="P162"><text:tab/>std::cout &lt;&lt; "Input min array value: ";</text:p>
      <text:p text:style-name="P163"><text:tab/>std::cin &gt;&gt; xMin;</text:p>
      <text:p text:style-name="P164"><text:tab/>std::cout &lt;&lt; "Input max array value: ";</text:p>
      <text:p text:style-name="P165"><text:tab/>std::cin &gt;&gt; xMax;</text:p>
      <text:p text:style-name="P166"><text:tab/>if (xMin &gt; xMax)</text:p>
      <text:p text:style-name="P167"><text:tab/>{</text:p>
      <text:p text:style-name="P168"><text:tab/><text:tab/>std::cout &lt;&lt; "Max array value should be greater than min array value\n";</text:p>
      <text:p text:style-name="P169"><text:tab/><text:tab/>return 0;</text:p>
      <text:p text:style-name="P170"><text:tab/>}</text:p>
      <text:p text:style-name="P171"><text:tab/>int intervalsCount;</text:p>
      <text:p text:style-name="P172"><text:tab/>std::cout &lt;&lt; "Input count of intervals: ";</text:p>
      <text:p text:style-name="P173"><text:tab/>std::cin &gt;&gt; intervalsCount;</text:p>
      <text:p text:style-name="P174"><text:tab/>if (intervalsCount &gt; 24)</text:p>
      <text:p text:style-name="P175"><text:tab/>{</text:p>
      <text:p text:style-name="P176"><text:tab/><text:tab/>std::cout &lt;&lt; "Count of interval should be less than 25\n";</text:p>
      <text:p text:style-name="P177"><text:tab/><text:tab/>return 0;</text:p>
      <text:p text:style-name="P178"><text:tab/>}</text:p>
      <text:p text:style-name="P179"><text:tab/>int* leftBoarders = new int[intervalsCount];</text:p>
      <text:p text:style-name="P180"><text:tab/>std::cout &lt;&lt; "Input " &lt;&lt; intervalsCount &lt;&lt; " left boarders: ";</text:p>
      <text:p text:style-name="P181"><text:tab/>for (int i = 0; i &lt; intervalsCount; i++)</text:p>
      <text:p text:style-name="P182"><text:tab/>{</text:p>
      <text:p text:style-name="P183"><text:tab/><text:tab/>std::cin &gt;&gt; leftBoarders[i];</text:p>
      <text:p text:style-name="P184"><text:tab/><text:tab/>if (leftBoarders[i] &gt; xMax || leftBoarders[i] &lt; xMin) {</text:p>
      <text:p text:style-name="P185"><text:tab/><text:tab/><text:tab/>std::cout &lt;&lt; "Boarder is out of range!";</text:p>
      <text:p text:style-name="P186"><text:tab/><text:tab/><text:tab/>return 0;</text:p>
      <text:p text:style-name="P187"><text:tab/><text:tab/>}</text:p>
      <text:p text:style-name="P188"><text:tab/>}</text:p>
      <text:p text:style-name="P189"><text:tab/>int* array = new int[arraySize];</text:p>
      <text:soft-page-break/>
      <text:p text:style-name="P190"><text:tab/>for (int i = 0; i &lt; arraySize; i++)</text:p>
      <text:p text:style-name="P191"><text:tab/>{</text:p>
      <text:p text:style-name="P192"><text:tab/><text:tab/>array[i] = RandomRandom(xMin, xMax);</text:p>
      <text:p text:style-name="P193"><text:tab/>}</text:p>
      <text:p text:style-name="P194"/>
      <text:p text:style-name="P195"><text:tab/>int* res1 = new int[abs(xMax-xMin) + 1];</text:p>
      <text:p text:style-name="P196"><text:tab/>for (int i = 0; i &lt; abs(xMax - xMin) + 1; i++)</text:p>
      <text:p text:style-name="P197"><text:tab/>{</text:p>
      <text:p text:style-name="P198"><text:tab/><text:tab/>res1[i] = 0;</text:p>
      <text:p text:style-name="P199"><text:tab/>}</text:p>
      <text:p text:style-name="P200"/>
      <text:p text:style-name="P201"><text:tab/>MODULE1(res1, array, arraySize, xMin);</text:p>
      <text:p text:style-name="P202"><text:tab/>std::cout &lt;&lt; std::endl;</text:p>
      <text:p text:style-name="P203"><text:tab/>int* finalArray = new int[intervalsCount + 1];</text:p>
      <text:p text:style-name="P204"><text:tab/>for (int i = 0; i &lt; intervalsCount + 1; i++) {</text:p>
      <text:p text:style-name="P205"><text:tab/><text:tab/>finalArray[i] = 0;</text:p>
      <text:p text:style-name="P206"><text:tab/>}</text:p>
      <text:p text:style-name="P207"/>
      <text:p text:style-name="P208"><text:tab/>MODULE2(res1, arraySize, leftBoarders, intervalsCount, xMin, xMax, finalArray);</text:p>
      <text:p text:style-name="P209"/>
      <text:p text:style-name="P210"><text:tab/>std::ofstream textFile;</text:p>
      <text:p text:style-name="P211"><text:tab/>textFile.open("answer.txt");</text:p>
      <text:p text:style-name="P212"><text:span text:style-name="T213"><text:tab/>std</text:span><text:span text:style-name="T214">::</text:span><text:span text:style-name="T215">cout</text:span><text:span text:style-name="T216"><text:s/>&lt;&lt; "Рандомные числа: ";</text:span></text:p>
      <text:p text:style-name="P217"><text:span text:style-name="T218"><text:tab/></text:span><text:span text:style-name="T219">textFile</text:span><text:span text:style-name="T220"><text:s/>&lt;&lt; "Рандомные числа: ";</text:span></text:p>
      <text:p text:style-name="P221"><text:span text:style-name="T222"><text:tab/></text:span><text:span text:style-name="T223">for (int i = 0; i &lt; arraySize; i++)</text:span></text:p>
      <text:p text:style-name="P224"><text:tab/>{</text:p>
      <text:p text:style-name="P225"><text:tab/><text:tab/>std::cout &lt;&lt; array[i] &lt;&lt; " ";</text:p>
      <text:p text:style-name="P226"><text:tab/><text:tab/>textFile &lt;&lt; array[i] &lt;&lt; " ";</text:p>
      <text:p text:style-name="P227"><text:tab/>}</text:p>
      <text:p text:style-name="P228"><text:tab/>std::cout &lt;&lt; std::endl;</text:p>
      <text:p text:style-name="P229"><text:tab/>textFile &lt;&lt; std::endl;</text:p>
      <text:p text:style-name="P230"><text:span text:style-name="T231"><text:tab/>std</text:span><text:span text:style-name="T232">::</text:span><text:span text:style-name="T233">cout</text:span><text:span text:style-name="T234"><text:s/>&lt;&lt; "Распределение по единичным интервалам: ";</text:span></text:p>
      <text:p text:style-name="P235"><text:span text:style-name="T236"><text:tab/></text:span><text:span text:style-name="T237">textFile</text:span><text:span text:style-name="T238"><text:s/>&lt;&lt; "Распределение по единичным интервалам: ";</text:span></text:p>
      <text:p text:style-name="P239"><text:span text:style-name="T240"><text:tab/></text:span><text:span text:style-name="T241">for (int i = 0; i &lt; abs(xMax - xMin) + 1; i++)</text:span></text:p>
      <text:soft-page-break/>
      <text:p text:style-name="P242"><text:tab/>{</text:p>
      <text:p text:style-name="P243"><text:tab/><text:tab/>std::cout &lt;&lt; res1[i] &lt;&lt; " ";</text:p>
      <text:p text:style-name="P244"><text:tab/><text:tab/>textFile &lt;&lt; res1[i] &lt;&lt; " ";</text:p>
      <text:p text:style-name="P245"><text:tab/>}</text:p>
      <text:p text:style-name="P246"><text:tab/>std::cout &lt;&lt; std::endl;</text:p>
      <text:p text:style-name="P247"><text:tab/>textFile &lt;&lt; std::endl;</text:p>
      <text:p text:style-name="P248"><text:span text:style-name="T249"><text:tab/>std</text:span><text:span text:style-name="T250">::</text:span><text:span text:style-name="T251">cout</text:span><text:span text:style-name="T252"><text:s/>&lt;&lt; "Номер интервала <text:s text:c="5"/>" &lt;&lt; "Левая граница интервала <text:s text:c="4"/>" &lt;&lt; "Кол-во чисел в интервале\</text:span><text:span text:style-name="T253">n</text:span><text:span text:style-name="T254">";</text:span></text:p>
      <text:p text:style-name="P255"><text:span text:style-name="T256"><text:tab/></text:span><text:span text:style-name="T257">textFile</text:span><text:span text:style-name="T258"><text:s/>&lt;&lt; "Номер интервала <text:s text:c="5"/>" &lt;&lt; "Левая граница интервала <text:s text:c="4"/>" &lt;&lt; "Кол-во чисел в интервале\</text:span><text:span text:style-name="T259">n</text:span><text:span text:style-name="T260">";</text:span></text:p>
      <text:p text:style-name="P261"><text:span text:style-name="T262"><text:tab/></text:span><text:span text:style-name="T263">std::cout &lt;&lt; " <text:s text:c="3"/>" &lt;&lt; 0 &lt;&lt; " <text:s text:c="4"/>\t \t <text:s text:c="4"/>" &lt;&lt; xMin &lt;&lt; " <text:s text:c="9"/>\t\t <text:s text:c="6"/>" &lt;&lt; finalArray[0] &lt;&lt; std::endl;</text:span></text:p>
      <text:p text:style-name="P264"><text:tab/>textFile &lt;&lt; " <text:s text:c="3"/>" &lt;&lt; 0 &lt;&lt; " <text:s text:c="4"/>\t\t\t\t <text:s text:c="4"/>" &lt;&lt; xMin &lt;&lt; " <text:s text:c="9"/>\t\t\t\t <text:s text:c="6"/>" &lt;&lt; finalArray[0] &lt;&lt; std::endl;</text:p>
      <text:p text:style-name="P265"><text:s/><text:tab/>for (int i = 1; i &lt; intervalsCount + 1; i++)</text:p>
      <text:p text:style-name="P266"><text:tab/>{</text:p>
      <text:p text:style-name="P267"><text:tab/><text:tab/>std::cout &lt;&lt; " <text:s text:c="3"/>" &lt;&lt; i &lt;&lt; " <text:s text:c="3"/>\t \t <text:s text:c="4"/>" &lt;&lt; leftBoarders[i-1] - xMax &lt;&lt; " <text:s text:c="9"/>\t\t <text:s text:c="6"/>" &lt;&lt; finalArray[i] &lt;&lt; std::endl;</text:p>
      <text:p text:style-name="P268"><text:tab/><text:tab/>textFile &lt;&lt; <text:s/>" <text:s text:c="3"/>" &lt;&lt; i &lt;&lt; " <text:s text:c="3"/>\t\t\t\t <text:s text:c="4"/>" &lt;&lt; leftBoarders[i - 1] - xMax &lt;&lt; " <text:s text:c="9"/>\t\t\t\t <text:s text:c="6"/>" &lt;&lt; finalArray[i] &lt;&lt; std::endl;</text:p>
      <text:p text:style-name="P269"><text:tab/>}</text:p>
      <text:p text:style-name="P270"><text:tab/></text:p>
      <text:p text:style-name="P271">}</text:p>
      <text:p text:style-name="P272"/>
      <text:p text:style-name="P273">Module1.asm:</text:p>
      <text:p text:style-name="P274">.586p</text:p>
      <text:p text:style-name="P275">.MODEL FLAT, C</text:p>
      <text:p text:style-name="P276">.CODE</text:p>
      <text:p text:style-name="P277">PUBLIC C MODULE1</text:p>
      <text:p text:style-name="P278">MODULE1 PROC C RESARRAY:DWORD, ARRAY:DWORD, SIZEARR:DWORD, XMIN:DWORD</text:p>
      <text:p text:style-name="P279"><text:span text:style-name="T280"><text:tab/>PUSH</text:span><text:span text:style-name="T281"><text:s/></text:span><text:span text:style-name="T282">ESI</text:span></text:p>
      <text:p text:style-name="P283"><text:span text:style-name="T284"><text:tab/></text:span><text:span text:style-name="T285">PUSH</text:span><text:span text:style-name="T286"><text:s/></text:span><text:span text:style-name="T287">EDI</text:span><text:span text:style-name="T288">;сохранение регистров</text:span></text:p>
      <text:soft-page-break/>
      <text:p text:style-name="P289"><text:span text:style-name="T290"><text:tab/></text:span><text:span text:style-name="T291">PUSH EBP</text:span></text:p>
      <text:p text:style-name="P292"/>
      <text:p text:style-name="P293"><text:tab/>MOV EDI, RESARRAY</text:p>
      <text:p text:style-name="P294"><text:tab/>MOV ESI, ARRAY</text:p>
      <text:p text:style-name="P295"><text:tab/>MOV EAX, XMIN</text:p>
      <text:p text:style-name="P296"><text:tab/>MOV ECX, SIZEARR</text:p>
      <text:p text:style-name="P297">for_loop:</text:p>
      <text:p text:style-name="P298"><text:tab/>MOV EBX, [ESI]</text:p>
      <text:p text:style-name="P299"><text:tab/>SUB EBX, EAX</text:p>
      <text:p text:style-name="P300"><text:tab/>MOV EBP, [EDI+4*EBX]</text:p>
      <text:p text:style-name="P301"><text:tab/>INC EBP</text:p>
      <text:p text:style-name="P302"><text:tab/>MOV [EDI+4*EBX], EBP</text:p>
      <text:p text:style-name="P303"><text:tab/>ADD ESI, 4</text:p>
      <text:p text:style-name="P304"><text:tab/>LOOP for_loop</text:p>
      <text:p text:style-name="P305"/>
      <text:p text:style-name="P306"><text:tab/>POP EBP</text:p>
      <text:p text:style-name="P307"><text:tab/>POP EDI</text:p>
      <text:p text:style-name="P308"><text:tab/>POP ESI</text:p>
      <text:p text:style-name="P309"><text:tab/></text:p>
      <text:p text:style-name="P310">ret</text:p>
      <text:p text:style-name="P311">MODULE1 ENDP</text:p>
      <text:p text:style-name="P312">ND</text:p>
      <text:p text:style-name="P313"/>
      <text:p text:style-name="P314">Module2.asm:</text:p>
      <text:p text:style-name="P315">.586p</text:p>
      <text:p text:style-name="P316">.MODEL FLAT, C</text:p>
      <text:p text:style-name="P317">.CODE</text:p>
      <text:p text:style-name="P318">PUBLIC C MODULE2</text:p>
      <text:p text:style-name="P319">MODULE2 PROC C ARRAY:DWORD, SIZEARRAY:DWORD, BOARDERS:DWORD, BOARDERSSIZE:DWORD, XMIN:DWORD, XMAX:DWORD, RESARRAY:DWORD</text:p>
      <text:p text:style-name="P320"><text:span text:style-name="T321"><text:tab/>PUSH</text:span><text:span text:style-name="T322"><text:s/></text:span><text:span text:style-name="T323">ESI</text:span></text:p>
      <text:p text:style-name="P324"><text:span text:style-name="T325"><text:tab/></text:span><text:span text:style-name="T326">PUSH</text:span><text:span text:style-name="T327"><text:s/></text:span><text:span text:style-name="T328">EDI</text:span><text:span text:style-name="T329">;сохранение регистров</text:span></text:p>
      <text:p text:style-name="P330"><text:span text:style-name="T331"><text:tab/></text:span><text:span text:style-name="T332">PUSH</text:span><text:span text:style-name="T333"><text:s/></text:span><text:span text:style-name="T334">EBP</text:span></text:p>
      <text:p text:style-name="P335"><text:tab/></text:p>
      <text:p text:style-name="P336"><text:tab/></text:p>
      <text:soft-page-break/>
      <text:p text:style-name="P337"><text:span text:style-name="T338"><text:tab/></text:span><text:span text:style-name="T339">MOV</text:span><text:span text:style-name="T340"><text:s/></text:span><text:span text:style-name="T341">ESI</text:span><text:span text:style-name="T342">,<text:s/></text:span><text:span text:style-name="T343">BOARDERS</text:span><text:span text:style-name="T344"><text:s/>;указатель на массив границ</text:span></text:p>
      <text:p text:style-name="P345"><text:span text:style-name="T346"><text:tab/></text:span><text:span text:style-name="T347">MOV</text:span><text:span text:style-name="T348"><text:s/></text:span><text:span text:style-name="T349">EAX</text:span><text:span text:style-name="T350">, 0 ;индекс результирующего массива</text:span></text:p>
      <text:p text:style-name="P351"><text:span text:style-name="T352"><text:tab/></text:span><text:span text:style-name="T353">MOV</text:span><text:span text:style-name="T354"><text:s/></text:span><text:span text:style-name="T355">EDX</text:span><text:span text:style-name="T356">,<text:s/></text:span><text:span text:style-name="T357">XMIN</text:span><text:span text:style-name="T358"><text:s/>;минимальное значение<text:s/></text:span></text:p>
      <text:p text:style-name="P359"><text:span text:style-name="T360"><text:tab/></text:span><text:span text:style-name="T361">MOV</text:span><text:span text:style-name="T362"><text:s/></text:span><text:span text:style-name="T363">ECX</text:span><text:span text:style-name="T364">,<text:s/></text:span><text:span text:style-name="T365">BOARDERSSIZE</text:span><text:span text:style-name="T366"><text:s/>;кол-во границ</text:span></text:p>
      <text:p text:style-name="P367">for_loop:</text:p>
      <text:p text:style-name="P368"><text:tab/>MOV EAX, [ESI]</text:p>
      <text:p text:style-name="P369"><text:tab/>ADD EAX, XMAX</text:p>
      <text:p text:style-name="P370"><text:tab/>MOV [ESI], EAX</text:p>
      <text:p text:style-name="P371"><text:span text:style-name="T372"><text:tab/>ADD</text:span><text:span text:style-name="T373"><text:s/></text:span><text:span text:style-name="T374">ESI</text:span><text:span text:style-name="T375">, 4</text:span></text:p>
      <text:p text:style-name="P376"><text:span text:style-name="T377"><text:tab/></text:span><text:span text:style-name="T378">loop</text:span><text:span text:style-name="T379"><text:s/></text:span><text:span text:style-name="T380">for</text:span><text:span text:style-name="T381">_</text:span><text:span text:style-name="T382">loop</text:span></text:p>
      <text:p text:style-name="P383"><text:tab/></text:p>
      <text:p text:style-name="P384"><text:tab/></text:p>
      <text:p text:style-name="P385"><text:span text:style-name="T386"><text:tab/></text:span><text:span text:style-name="T387">MOV</text:span><text:span text:style-name="T388"><text:s/></text:span><text:span text:style-name="T389">EDI</text:span><text:span text:style-name="T390">,<text:s/></text:span><text:span text:style-name="T391">ARRAY</text:span><text:span text:style-name="T392"><text:s/>;указатель на исходный массив</text:span></text:p>
      <text:p text:style-name="P393"><text:span text:style-name="T394"><text:tab/></text:span><text:span text:style-name="T395">MOV ECX, BOARDERSSIZE</text:span></text:p>
      <text:p text:style-name="P396"><text:tab/>MOV ESI, BOARDERS</text:p>
      <text:p text:style-name="P397"><text:tab/>SUB EBX, EBX</text:p>
      <text:p text:style-name="P398"><text:tab/>MOV EAX, [ESI]</text:p>
      <text:p text:style-name="P399"><text:tab/></text:p>
      <text:p text:style-name="P400">for_loop2:</text:p>
      <text:p text:style-name="P401"><text:tab/>PUSH ECX</text:p>
      <text:p text:style-name="P402"><text:tab/>MOV ECX, EAX</text:p>
      <text:p text:style-name="P403"><text:tab/>PUSH ESI</text:p>
      <text:p text:style-name="P404"><text:tab/>MOV ESI, RESARRAY</text:p>
      <text:p text:style-name="P405"><text:tab/>forik:<text:s/></text:p>
      <text:p text:style-name="P406"><text:tab/><text:tab/>MOV EAX, [EDI]</text:p>
      <text:p text:style-name="P407"><text:tab/><text:tab/>ADD [ESI + EBX*4], EAX</text:p>
      <text:p text:style-name="P408"><text:tab/><text:tab/>ADD EDI, 4</text:p>
      <text:p text:style-name="P409"><text:tab/><text:tab/>loop forik</text:p>
      <text:p text:style-name="P410"><text:tab/>POP ESI</text:p>
      <text:p text:style-name="P411"/>
      <text:p text:style-name="P412"><text:tab/>MOV EAX, [ESI]</text:p>
      <text:p text:style-name="P413"><text:tab/>ADD ESI, 4</text:p>
      <text:p text:style-name="P414"><text:tab/>SUB EAX, [ESI]</text:p>
      <text:p text:style-name="P415"><text:tab/>NEG EAX</text:p>
      <text:p text:style-name="P416"><text:tab/></text:p>
      <text:soft-page-break/>
      <text:p text:style-name="P417"><text:tab/>INC EBX</text:p>
      <text:p text:style-name="P418"><text:tab/>POP ECX</text:p>
      <text:p text:style-name="P419"><text:tab/>loop for_loop2</text:p>
      <text:p text:style-name="P420"><text:tab/></text:p>
      <text:p text:style-name="P421"><text:tab/>MOV ESI, RESARRAY</text:p>
      <text:p text:style-name="P422"><text:tab/>MOV ECX, BOARDERSSIZE</text:p>
      <text:p text:style-name="P423"><text:tab/>SUB EAX, EAX</text:p>
      <text:p text:style-name="P424"/>
      <text:p text:style-name="P425">last_forik:</text:p>
      <text:p text:style-name="P426"><text:s text:c="4"/>ADD EAX, [ESI]</text:p>
      <text:p text:style-name="P427"><text:s text:c="4"/>ADD ESI, 4</text:p>
      <text:p text:style-name="P428"><text:s text:c="4"/>loop last_forik</text:p>
      <text:p text:style-name="P429"/>
      <text:p text:style-name="P430"><text:tab/>MOV ESI, RESARRAY</text:p>
      <text:p text:style-name="P431"><text:tab/>SUB EAX, SIZEARRAY</text:p>
      <text:p text:style-name="P432"><text:tab/>NEG EAX</text:p>
      <text:p text:style-name="P433"><text:tab/>ADD [ESI + 4 * EBX], EAX</text:p>
      <text:p text:style-name="P434"/>
      <text:p text:style-name="P435"><text:tab/></text:p>
      <text:p text:style-name="P436"><text:tab/>POP EBP</text:p>
      <text:p text:style-name="P437"><text:tab/>POP EDI</text:p>
      <text:p text:style-name="P438"><text:tab/>POP ESI</text:p>
      <text:p text:style-name="P439"/>
      <text:p text:style-name="P440"><text:tab/>ret</text:p>
      <text:p text:style-name="P441">MODULE2 ENDP</text:p>
      <text:p text:style-name="P442"><text:span text:style-name="T443">EN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style:letter-kerning="true" fo:font-size="12pt" style:font-size-asian="12pt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etter-kerning="true" style:language-asian="zh" style:country-asian="CN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style:font-name-asian="Calibri" style:font-name-complex="Arial" fo:color="#000000" style:letter-kerning="true" fo:font-size="12pt" style:font-size-asian="12pt" style:language-asian="zh" style:country-asian="CN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style:font-name-asian="Calibri" style:font-name-complex="Times New Roman" fo:color="#000000" style:letter-kerning="true" fo:font-size="8pt" style:font-size-asian="8pt" style:language-asian="zh" style:country-asian="CN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style:font-name-complex="Times New Roman" fo:letter-spacing="-0.0006in" style:letter-kerning="true" fo:font-size="12pt" style:font-size-asian="12pt" fo:language="en" fo:country="US" style:language-asian="zh" style:country-asian="CN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style:font-name-complex="Times New Roman" fo:color="#000000" style:letter-kerning="true" fo:font-size="12pt" style:font-size-asian="12pt" style:font-size-complex="12pt" style:language-asian="zh" style:country-asian="CN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etter-kerning="true" style:language-asian="zh" style:country-asian="CN" fo:hyphenate="false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style:letter-kerning="true" fo:font-size="12pt" style:font-size-asian="12pt" style:font-size-complex="12pt" style:language-asian="zh" style:country-asian="CN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text-properties style:font-name="Times New Roman" style:font-name-asian="Times New Roman" style:font-name-complex="Times New Roman" style:letter-kerning="true" style:language-asian="zh" style:country-asian="CN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indent="0in"/>
      <style:text-properties fo:font-size="14pt" style:font-size-asian="14pt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NumberingSymbols" style:display-name="Numbering Symbols" style:family="text"/>
    <style:style style:name="Character_20_style" style:display-name="Character_20_style" style:family="text"/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0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Никита Пудж</dc:creator>
    <meta:creation-date>2020-10-09T20:53:00Z</meta:creation-date>
    <dc:date>2020-12-02T22:08:00Z</dc:date>
    <meta:print-date>2020-11-18T18:28:00Z</meta:print-date>
    <meta:template xlink:href="Normal" xlink:type="simple"/>
    <meta:editing-cycles>7</meta:editing-cycles>
    <meta:editing-duration>PT7080S</meta:editing-duration>
    <meta:document-statistic meta:page-count="10" meta:paragraph-count="15" meta:word-count="1164" meta:character-count="7785" meta:row-count="55" meta:non-whitespace-character-count="6636"/>
  </office:meta>
</office:document-meta>
</file>